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501cm" fo:min-width="24.2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.02cm" svg:y="9cm" svg:viewBox="0 0 6880 10000" draw:points="1876,0 6880,0 6880,10000 0,10000 0,1875">
            <text:p/>
          </draw:polygon>
          <draw:line draw:style-name="gr3" draw:text-style-name="P2" draw:layer="layout" svg:x1="3.183cm" svg:y1="12.1cm" svg:x2="7.561cm" svg:y2="12.1cm">
            <text:p/>
          </draw:line>
          <draw:line draw:style-name="gr3" draw:text-style-name="P2" draw:layer="layout" svg:x1="3.183cm" svg:y1="14.6cm" svg:x2="7.561cm" svg:y2="14.6cm">
            <text:p/>
          </draw:line>
          <draw:line draw:style-name="gr3" draw:text-style-name="P2" draw:layer="layout" svg:x1="3.183cm" svg:y1="15.85cm" svg:x2="7.561cm" svg:y2="15.85cm">
            <text:p/>
          </draw:line>
          <draw:line draw:style-name="gr3" draw:text-style-name="P2" draw:layer="layout" svg:x1="3.183cm" svg:y1="13.35cm" svg:x2="7.561cm" svg:y2="13.35cm">
            <text:p/>
          </draw:line>
          <draw:custom-shape draw:style-name="gr4" draw:text-style-name="P1" draw:layer="layout" svg:width="1.875cm" svg:height="1.876cm" draw:transform="rotate (1.5707963267949) translate (2.02cm 10.87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1" draw:layer="layout" svg:x1="2.02cm" svg:y1="19cm" svg:x2="8.9cm" svg:y2="19cm">
              <text:p/>
            </draw:line>
            <draw:line draw:style-name="gr6" draw:text-style-name="P1" draw:layer="layout" svg:x1="2.02cm" svg:y1="19cm" svg:x2="2.02cm" svg:y2="10.875cm">
              <text:p/>
            </draw:line>
            <draw:line draw:style-name="gr6" draw:text-style-name="P1" draw:layer="layout" svg:x1="3.896cm" svg:y1="9cm" svg:x2="8.9cm" svg:y2="9cm">
              <text:p/>
            </draw:line>
            <draw:line draw:style-name="gr6" draw:text-style-name="P1" draw:layer="layout" svg:x1="8.9cm" svg:y1="9cm" svg:x2="8.9cm" svg:y2="19cm">
              <text:p/>
            </draw:line>
            <draw:line draw:style-name="gr6" draw:text-style-name="P1" draw:layer="layout" svg:x1="3.896cm" svg:y1="9cm" svg:x2="2.02cm" svg:y2="10.875cm">
              <text:p/>
            </draw:line>
            <draw:line draw:style-name="gr6" draw:text-style-name="P1" draw:layer="layout" svg:x1="2.051cm" svg:y1="10.875cm" svg:x2="3.927cm" svg:y2="10.875cm">
              <text:p/>
            </draw:line>
            <draw:line draw:style-name="gr6" draw:text-style-name="P1" draw:layer="layout" svg:x1="3.959cm" svg:y1="9cm" svg:x2="3.959cm" svg:y2="10.875cm">
              <text:p/>
            </draw:line>
          </draw:g>
          <draw:line draw:style-name="gr3" draw:text-style-name="P2" draw:layer="layout" svg:x1="3.183cm" svg:y1="17.1cm" svg:x2="7.561cm" svg:y2="17.1cm">
            <text:p/>
          </draw:line>
        </draw:g>
        <draw:g draw:style-name="gr5">
          <draw:polygon draw:style-name="gr7" draw:text-style-name="P1" draw:layer="layout" svg:width="6.879cm" svg:height="9.999cm" svg:x="21.12cm" svg:y="2cm" svg:viewBox="0 0 6880 10000" draw:points="0,10000 0,0 6880,0 6880,10000">
            <text:p/>
          </draw:polygon>
          <draw:line draw:style-name="gr3" draw:text-style-name="P2" draw:layer="layout" svg:x1="22.402cm" svg:y1="10.125cm" svg:x2="26.78cm" svg:y2="10.125cm">
            <text:p/>
          </draw:line>
          <draw:line draw:style-name="gr3" draw:text-style-name="P2" draw:layer="layout" svg:x1="22.402cm" svg:y1="8.875cm" svg:x2="26.78cm" svg:y2="8.875cm">
            <text:p/>
          </draw:line>
          <draw:line draw:style-name="gr3" draw:text-style-name="P2" draw:layer="layout" svg:x1="22.402cm" svg:y1="7.625cm" svg:x2="26.78cm" svg:y2="7.625cm">
            <text:p/>
          </draw:line>
          <draw:line draw:style-name="gr3" draw:text-style-name="P2" draw:layer="layout" svg:x1="22.402cm" svg:y1="6.375cm" svg:x2="26.78cm" svg:y2="6.375cm">
            <text:p/>
          </draw:line>
          <draw:line draw:style-name="gr3" draw:text-style-name="P2" draw:layer="layout" svg:x1="22.402cm" svg:y1="5.125cm" svg:x2="26.78cm" svg:y2="5.125cm">
            <text:p/>
          </draw:line>
        </draw:g>
        <draw:custom-shape draw:style-name="gr8" draw:text-style-name="P1" draw:layer="layout" svg:width="24.75cm" svg:height="13.75cm" svg:x="-2.25cm" svg:y="5.2cm">
          <text:p/>
          <draw:enhanced-geometry svg:viewBox="0 0 21600 21600" draw:text-areas="0 0 21600 21600" draw:mirror-vertical="true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sition="10800 $0"/>
            <draw:handle draw:handle-radius-range-minimum="0" draw:handle-radius-range-maximum="10800" draw:handle-polar="10800 10800" draw:handle-position="$2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3:54:25.604000000</dc:date>
    <meta:editing-duration>PT4H39S</meta:editing-duration>
    <meta:editing-cycles>11</meta:editing-cycles>
    <meta:generator>LibreOffice/24.2.4.2$Windows_X86_64 LibreOffice_project/51a6219feb6075d9a4c46691dcfe0cd9c4fff3c2</meta:generator>
    <meta:document-statistic meta:object-count="24"/>
  </office:meta>
</office:document-meta>
</file>